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itle" style:master-page-name="Standard">
      <style:paragraph-properties style:page-number="auto"/>
      <style:text-properties style:font-name="Georgia" fo:font-size="14pt" style:font-size-asian="14pt" style:font-size-complex="14pt"/>
    </style:style>
    <style:style style:name="P2" style:family="paragraph" style:parent-style-name="Standard">
      <style:text-properties style:font-name="Georgia" fo:font-size="10.5pt" style:font-size-asian="10.5pt" style:font-size-complex="10.5pt"/>
    </style:style>
    <style:style style:name="P3" style:family="paragraph" style:parent-style-name="Standard">
      <style:paragraph-properties fo:text-align="center" style:justify-single-word="false"/>
      <style:text-properties style:font-name="Georgia" fo:font-size="10.5pt" style:font-size-asian="10.5pt" style:font-size-complex="10.5pt"/>
    </style:style>
    <style:style style:name="T1" style:family="text">
      <style:text-properties fo:font-weight="bold" style:font-weight-asian="bold"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anging Your Identity</text:p>
      <text:p text:style-name="P3"/>
      <text:p text:style-name="P2"><text:span text:style-name="T1">Read:</text:span> Luke 23:39-43; I Samuel 18:1-4</text:p>
      <text:p text:style-name="P2"><text:s/></text:p>
      <text:p text:style-name="P2"><text:span text:style-name="T1">Text:</text:span> Romans 3:25 "Whom God hath set forth to be a propitiation through faith in his blood, to declare his righteousness for the remission of sins that are past, through the forbearance of God;"</text:p>
      <text:p text:style-name="P2"/>
      <text:p text:style-name="P2"><text:span text:style-name="T1">Introduction:</text:span> I have joked, in the past, about trying to use one of those “baby changing” stations in a public restroom. I tell people that my child was acting up so I put him in and closed the station but when I opened it again I still had the same kid but with a bloody nose. The story is told of the Amish man who went to a mall, for the first time, and saw two old ladies go into a set of steel doors. The doors closed and in a few minutes <text:s/>the doore reopened and two teenage girls stepped out. As he watched another set of old ladies stepped through the doors and a few minutes later he saw two different teenage girls step out. He had never seen an elevator before and made a wrong assumption. He said to his son: “Son, go and get your mother quick. I’d like to take her into that room.” Have you ever wished you could crawl into a box and come out someone else? Someone prettier? Someone younger? Maybe smarter?</text:p>
      <text:p text:style-name="P2"><text:s text:c="2"/>Most of us have wanted to start over again a time or two. I sometimes play solitaire games on my phone. They have a feature that I like: you can click “un-do” and it reverses your last move. Do you ever wish that life had an “un-do” feature? You could un-do your last decision and make a better decision the second time around.</text:p>
      <text:p text:style-name="P2"/>
      <text:p text:style-name="P2"><text:span text:style-name="T1">I. Exchanging Robes: </text:span>In Samuel we read about a significant exchange between Jonathan and David. It was the Bible story that inspired Samuel Clemons story of “The Prince and the Pauper.” In the Bible story we see Jonathan, the kings son, taking off his robes and placing them on David. It is a defining moment about their relationship. It is the Kings Son’s way of telling everyone that he considers David to be his equal; his brother. It is further a picture of our redemption. Jesus was the Son of God who removed His robe and exchanged it for ours. He took on a robe of flesh so that we could wear a robe of divinity. He came down from His throne so that we could someday sit on a throne.</text:p>
      <text:p text:style-name="P2"><text:s text:c="2"/>It is the son’s way of saying that we are part of His family.<text:tab/></text:p>
      <text:p text:style-name="P2"/>
      <text:p text:style-name="P2"><text:span text:style-name="T1">II. Exchanging Identities:</text:span> In the story of the thief on the cross we see the thief exchanging identities with Christ. The perfect sinless son of God took the sins of the dirty despicable thief on Himself and died so that the thief could take on the sinless righteousness of Christ and live. Christ became sin so that the thief could become righteous. They exchanged identities. II Corinthians 5:21 says "For he hath made him to be sin for us, who knew no sin; that we might be made the righteousness of God in him." What happened (in this exchange) was more than a guilt ridden thief turning over a new leaf. It was pure sinfulness becoming pure right-eousness. It was one who literally had no sin becoming so saturated with sin that God, The Father; His Father, would not look on Him.</text:p>
      <text:p text:style-name="P2"><text:s text:c="2"/>This exchange of identities is the complete story of redemption. This is the heart of Christian conversion. We become transformed into a new life that is so radically different that some (in the scriptures) even had to take on a new name. Jacob became Israel &amp; Saul became Paul.</text:p>
      <text:p text:style-name="P2"/>
      <text:p text:style-name="P2"><text:span text:style-name="T1">III. The Winning Side:</text:span> In every exchange there is one who gets the better deal. Sometimes, in business, it takes awhile to determine who has struck the better bargain. In the exchange of identities one can quickly see that Christ has paid the higher cost. He has given His life blood and we have brought nothing but our sin laden self. It is easily seen that we are clearly the recipients of the better side of this deal.</text:p>
      <text:p text:style-name="P2"><text:s text:c="2"/>Galatians 2:20 says: “I am crucified with Christ: nevertheless I live; yet not I, but Christ liveth in me: and the life which I now live in the flesh I live by the faith of the Son of God, who loved me, and gave himself for me.”</text:p>
      <text:p text:style-name="P2"/>
      <text:p text:style-name="P2"><text:span text:style-name="T1">Conclude:</text:span> Have you ever received a phone call where the person on the other end (a telemarketer) tells you that this is such a good deal that you need to act now because it wont be around for long? <text:s/>This is such a good deal that if the word gets out we won’t be able to stop people from grabbing it. Why do you suppose that people are not beating down the church doors to find out how they too can receive this free gift of salva-tion? Why are not our friends, wanting to experience the freedom in Christ that we have? Why is it that there are more people sleeping within a half mile of here than in church this morning? <text:s/>Could it be that they have never seen us excited enough about what our savior has done for us to convince them to jump in on this deal?</text:p>
      <text:p text:style-name="P2"><text:s text:c="2"/>Are we telling people what Christ has done for us? <text:s/>Are you displaying His grace in the life that you live? Can others see the new life that we claim to possess?</text:p>
      <text:p text:style-name="P2"><text:s text:c="2"/>Altar call to repent for hiding our ligh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itle" style:family="paragraph" style:parent-style-name="Standard" style:next-style-name="Subtitle" style:class="chapter">
      <style:paragraph-properties fo:text-align="center" style:justify-single-word="false"/>
      <style:text-properties fo:font-size="14pt" style:font-size-asian="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columns fo:column-count="2" fo:column-gap="0.4917in">
          <style:column-sep style:width="0.0008in" style:color="#000000" style:height="100%"/>
          <style:column style:rel-width="32767*" fo:start-indent="0in" fo:end-indent="0.2457in"/>
          <style:column style:rel-width="32767*" fo:start-indent="0.2457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Sermon Title</dc:title>
    <meta:initial-creator>Joel Tice</meta:initial-creator>
    <meta:creation-date>2008-04-05T20:52:00</meta:creation-date>
    <dc:creator>j </dc:creator>
    <dc:date>2020-05-20T10:06:55.31</dc:date>
    <meta:editing-cycles>8</meta:editing-cycles>
    <meta:editing-duration>P1DT8H11M12S</meta:editing-duration>
    <meta:generator>OpenOffice/4.1.3$Win32 OpenOffice.org_project/413m1$Build-9783</meta:generator>
    <meta:document-statistic meta:table-count="0" meta:image-count="0" meta:object-count="0" meta:page-count="1" meta:paragraph-count="15" meta:word-count="937" meta:character-count="4934"/>
  </office:meta>
</office:document-meta>
</file>